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Ánade Azul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Cama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pirotad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Faisán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Gorr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 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4" office:value-type="string" calcext:value-type="string">
            <text:p>Pinzón Vulga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2">Negro</text:span>/Naranja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66">
          <table:table-cell table:number-columns-repeated="999"/>
        </table:table-row>
        <table:table-row table:style-name="ro6">
          <table:table-cell table:number-columns-repeated="999"/>
        </table:table-row>
      </table:table>
      <table:table table:name="Vuelo" table:style-name="ta2">
        <table:table-column table:style-name="co1" table:default-cell-style-name="ce12"/>
        <table:table-column table:style-name="co1" table:number-columns-repeated="11" table:default-cell-style-name="ce14"/>
        <table:table-row table:style-name="ro6">
          <table:table-cell table:style-name="ce13" office:value-type="string" calcext:value-type="string">
            <text:p>Ave</text:p>
          </table:table-cell>
          <table:table-cell table:style-name="ce13" office:value-type="string" calcext:value-type="string">
            <text:p>Vuelo</text:p>
          </table:table-cell>
          <table:table-cell table:style-name="ce13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6" table:number-rows-repeated="1048552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0:04:14.4041501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3T19:57:06.147751314</dc:date>
    <meta:editing-duration>P1DT10H40M47S</meta:editing-duration>
    <meta:editing-cycles>247</meta:editing-cycles>
    <meta:generator>LibreOffice/6.4.7.2$Linux_X86_64 LibreOffice_project/40$Build-2</meta:generator>
    <meta:document-statistic meta:table-count="2" meta:cell-count="1575" meta:object-count="0"/>
  </office:meta>
</office:document-meta>
</file>